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e274e"/>
    </style:style>
    <style:style style:name="T1" style:family="text">
      <style:text-properties officeooo:rsid="000e27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2310385127" text:style-name="L1">
        <text:list-item>
          <text:p text:style-name="P1">The Heavens.</text:p>
          <text:list>
            <text:list-item>
              <text:p text:style-name="P1">Ra.</text:p>
            </text:list-item>
            <text:list-item>
              <text:p text:style-name="P1">Angels: </text:p>
              <text:list>
                <text:list-item>
                  <text:p text:style-name="P1">Noë: music, connection, idol, tribe, fandom.</text:p>
                </text:list-item>
                <text:list-item>
                  <text:p text:style-name="P1">Johnson: structure, pattern, artificial intellegence, emergance.</text:p>
                </text:list-item>
                <text:list-item>
                  <text:p text:style-name="P1">Fradriskson: hippie shit, biology, connection, communication.</text:p>
                </text:list-item>
              </text:list>
            </text:list-item>
            <text:list-item>
              <text:p text:style-name="P1">Apex: Love is <text:span text:style-name="T1">synchronization.</text:span> Love is <text:span text:style-name="T1">the universal will for union.</text:span></text:p>
              <text:list>
                <text:list-item>
                  <text:p text:style-name="P2">By first exploring “love” as <text:span text:style-name="T1">synchronization</text:span> in human biomechanics, this “love” can be found within, around, and even without humans, in emergent patterns . This reveal love as a universal will to unite in harmony. </text:p>
                </text:list-item>
              </text:list>
            </text:list-item>
          </text:list>
        </text:list-item>
        <text:list-item>
          <text:p text:style-name="P1">Chambers.</text:p>
          <text:list>
            <text:list-item>
              <text:p text:style-name="P2"><text:span text:style-name="T1">“Love”’s nature is reciprocal, and because of this, “love” creates community. </text:span></text:p>
            </text:list-item>
            <text:list-item>
              <text:p text:style-name="P1">As discussed previously, “Love” is a resulting pattern of biomechanics, distinct from attraction, affection, or ecstasy. This loosely grounded understanding raises interesting questions about other emergent phenomenon. </text:p>
            </text:list-item>
            <text:list-item>
              <text:p text:style-name="P1">Extrapolating from these small scale examples, similar machinations of love can be described on a large scale.</text:p>
            </text:list-item>
          </text:list>
        </text:list-item>
        <text:list-item>
          <text:p text:style-name="P1">Secret Chamber.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Research_20_paper_20_contents" style:display-name="Research paper contents" style:family="paragraph" style:parent-style-name="Standard">
      <style:paragraph-properties fo:margin-left="0in" fo:margin-right="0in" fo:text-indent="0.5in" style:auto-text-indent="false" style:writing-mode="lr-tb"/>
      <style:text-properties style:font-name="Times New Roman" fo:font-family="'Times New Roman'" style:font-style-name="Regular" style:font-family-generic="roman" style:font-pitch="variable" fo:font-size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21:02:31.421353287</meta:creation-date>
    <dc:date>2023-03-02T13:05:47.947105861</dc:date>
    <meta:editing-duration>PT16H3M18S</meta:editing-duration>
    <meta:editing-cycles>1</meta:editing-cycles>
    <meta:document-statistic meta:table-count="0" meta:image-count="0" meta:object-count="0" meta:page-count="1" meta:paragraph-count="14" meta:word-count="140" meta:character-count="934" meta:non-whitespace-character-count="817"/>
    <meta:generator>LibreOffice/7.5.0.3$Linux_X86_64 LibreOffice_project/50$Build-3</meta:generator>
  </office:meta>
</office:document-meta>
</file>